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L</text:p>
      <text:p text:style-name="Standard">Szaleństwo Głodu</text:p>
      <text:p text:style-name="Standard">EN</text:p>
      <text:p text:style-name="Standard">The Madness of Hunger</text:p>
      <text:p text:style-name="Standard"/>
      <text:p text:style-name="Standard">PL</text:p>
      <text:p text:style-name="Standard">Marbus jednak nie okazał dobroduszności i nie sprzymierzył się z </text:p>
      <text:p text:style-name="Standard">jaszczurami. Powiódł swoje oddziały dalej, przez zamarznięte stepy, wprost </text:p>
      <text:p text:style-name="Standard">do Sunek Dalu. Gdy odchodził, nie spojrzał za siebie. Nie mógł więc zobaczyć </text:p>
      <text:p text:style-name="Standard">stojących niepewnie jaszczurek, które żegnały orków wzrokiem pełnym </text:p>
      <text:p text:style-name="Standard">niepewności i zwątpienia. Następnym razem żaden sojusznik nie przybędzie im </text:p>
      <text:p text:style-name="Standard">na ratunek.</text:p>
      <text:p text:style-name="Standard">EN</text:p>
      <text:p text:style-name="Standard">However, Marbus didn't show generosity and didn't ally with the Saurians. He </text:p>
      <text:p text:style-name="Standard">led his units further, through the frozen steppes, into Sunek Dal. He didn't </text:p>
      <text:p text:style-name="Standard">look behind when he was leaving. So that he couldn't see standing unsure </text:p>
      <text:p text:style-name="Standard">reptiles, full of insecurity and doubt. Next time no ally would come to </text:p>
      <text:p text:style-name="Standard">rescue them.</text:p>
      <text:p text:style-name="Standard"/>
      <text:p text:style-name="Standard">PL</text:p>
      <text:p text:style-name="Standard">Droga do Sunek Dalu była męcząca i uciążliwa, uszczupliła gromadę Marbusa z </text:p>
      <text:p text:style-name="Standard">wielu kobiet i starców. Zawierucha była tak potężna, iż droga kilka metrów </text:p>
      <text:p text:style-name="Standard">przed orkami była całkowicie niewidoczna. Trzeba było zawierzyć wargom. Poza </text:p>
      <text:p text:style-name="Standard">tym, co czekało ich w Sunek Dalu? Gorąca strawa, ciepłe łóżka i piwo </text:p>
      <text:p text:style-name="Standard">korzenne? Czy też bratobójcza walka o resztki prowiantu? Marbus nie </text:p>
      <text:p text:style-name="Standard">wiedział, choć płynąca w nim dziko krew dawała mu przeczucie nadchodzącej </text:p>
      <text:p text:style-name="Standard">bitwy...</text:p>
      <text:p text:style-name="Standard">EN</text:p>
      <text:p text:style-name="Standard">The way to Sunek Dal was exhausting and burdensome, it decreased the Marbus' </text:p>
      <text:p text:style-name="Standard">crowd by a considerable amount of women and elderly people. The blizzard was </text:p>
      <text:p text:style-name="Standard">so powerful that the road few meters in front of orcs was completely </text:p>
      <text:p text:style-name="Standard">invisible. They had to trust wolves. Apart from this, what did wait for them </text:p>
      <text:p text:style-name="Standard">in Sunek Dal? Hot meal, warm beds and root beer? Or maybe a fratricidal </text:p>
      <text:p text:style-name="Standard">fight for the rest of eatable? Although Marbus didn't know it, his wildly </text:p>
      <text:p text:style-name="Standard">running blood gave him a feeling of incoming battle.</text:p>
      <text:p text:style-name="Standard"/>
      <text:p text:style-name="Standard">PL</text:p>
      <text:p text:style-name="Standard">Trolle</text:p>
      <text:p text:style-name="Standard">EN</text:p>
      <text:p text:style-name="Standard">Trolls</text:p>
      <text:p text:style-name="Standard"/>
      <text:p text:style-name="Standard">PL</text:p>
      <text:p text:style-name="Standard">Krull Skała</text:p>
      <text:p text:style-name="Standard">EN</text:p>
      <text:p text:style-name="Standard">Krull the Rock</text:p>
      <text:p text:style-name="Standard"/>
      <text:p text:style-name="Standard">PL</text:p>
      <text:p text:style-name="Standard">Przeciwnicy</text:p>
      <text:p text:style-name="Standard">EN</text:p>
      <text:p text:style-name="Standard">Enemies</text:p>
      <text:p text:style-name="Standard"/>
      <text:p text:style-name="Standard"><text:soft-page-break/>PL</text:p>
      <text:p text:style-name="Standard">Kunus Martwa Ryba</text:p>
      <text:p text:style-name="Standard">EN</text:p>
      <text:p text:style-name="Standard">Kunus the Dead Fish</text:p>
      <text:p text:style-name="Standard"/>
      <text:p text:style-name="Standard">PL</text:p>
      <text:p text:style-name="Standard">Elgerus</text:p>
      <text:p text:style-name="Standard">EN</text:p>
      <text:p text:style-name="Standard">Elgerus</text:p>
      <text:p text:style-name="Standard"/>
      <text:p text:style-name="Standard">PL</text:p>
      <text:p text:style-name="Standard">Dotrzyj do Sunek Dal</text:p>
      <text:p text:style-name="Standard">EN</text:p>
      <text:p text:style-name="Standard">Enter Sunek Dal</text:p>
      <text:p text:style-name="Standard"/>
      <text:p text:style-name="Standard">PL</text:p>
      <text:p text:style-name="Standard">A więc dotarliśmy do Sunek Dalu... Widać, że zima nie oszczędziła i tego </text:p>
      <text:p text:style-name="Standard">miejsca. Ale coś jest nie tak. Nawet przy takiej pogodzie powinniśmy zostać </text:p>
      <text:p text:style-name="Standard">zauważeni przez patrole.</text:p>
      <text:p text:style-name="Standard">EN</text:p>
      <text:p text:style-name="Standard">So finally we reached Sunek Dal... I see that winter hasn't spared this </text:p>
      <text:p text:style-name="Standard">place. But something is wrong. Although the weather is bad, we should have </text:p>
      <text:p text:style-name="Standard">been seen by patrols.</text:p>
      <text:p text:style-name="Standard"/>
      <text:p text:style-name="Standard">PL</text:p>
      <text:p text:style-name="Standard">Kuzynie, coś jest zdecydowanie na rzeczy. Wargi są niespokojne. Zachowują </text:p>
      <text:p text:style-name="Standard">się, jak na bitwie. Miejmy nadzieję, że nie przybyliśmy za późno.</text:p>
      <text:p text:style-name="Standard">EN</text:p>
      <text:p text:style-name="Standard">My cousin, something is on. Our wolves are frantic. They behave as in a </text:p>
      <text:p text:style-name="Standard">battle. I hope we are not late here.</text:p>
      <text:p text:style-name="Standard"/>
      <text:p text:style-name="Standard">PL</text:p>
      <text:p text:style-name="Standard">Elgerus nigdy nie należał do opanowanych wodzów. Jeśli rozgorzała tutaj </text:p>
      <text:p text:style-name="Standard">bitwa, walczyłby do ostatniego orka, nikomu nie pozwalając uciec z pola </text:p>
      <text:p text:style-name="Standard">walki. Na razie sprawdźmy, co się stało. Byle ostrożnie. Nie chcę ryzykować </text:p>
      <text:p text:style-name="Standard">kolejnego spotkania z tymi upiorami.</text:p>
      <text:p text:style-name="Standard">EN</text:p>
      <text:p text:style-name="Standard">Elgerus never was a calm ruler. If there was a battle, he would have fought </text:p>
      <text:p text:style-name="Standard">till last orc's death. He wouldn't let anyone run away from the battlefield. </text:p>
      <text:p text:style-name="Standard">Now let's see what happened. Be careful, I don't want to meet these wraiths </text:p>
      <text:p text:style-name="Standard">again.</text:p>
      <text:p text:style-name="Standard"/>
      <text:p text:style-name="Standard">PL</text:p>
      <text:p text:style-name="Standard">To orkowie Elgerusa... Ale co oni robią!?</text:p>
      <text:p text:style-name="Standard">EN</text:p>
      <text:p text:style-name="Standard">These are Elgerus' orcs. But what are they doing?!</text:p>
      <text:p text:style-name="Standard"/>
      <text:p text:style-name="Standard">PL</text:p>
      <text:p text:style-name="Standard">Walczcie, nędzne kundle! Walczcie, jeśli chcecie się pożywić się jedzeniem, </text:p>
      <text:p text:style-name="Standard">które ten nędzny troll przed nami ukrywa!</text:p>
      <text:p text:style-name="Standard">EN</text:p>
      <text:p text:style-name="Standard">Fight, poor dogs! Fight if you want to feed yourself with the food this </text:p>
      <text:p text:style-name="Standard"><text:soft-page-break/>shabby troll is hiding from us!</text:p>
      <text:p text:style-name="Standard"/>
      <text:p text:style-name="Standard">PL</text:p>
      <text:p text:style-name="Standard">Ork szalony. Głód złamać jego umysł. Krull nie mieć ani trochę jadła w </text:p>
      <text:p text:style-name="Standard">spiżarnie!</text:p>
      <text:p text:style-name="Standard">EN</text:p>
      <text:p text:style-name="Standard">Orc mad! Hunger break mind. Krull not have even a bit food in garners!</text:p>
      <text:p text:style-name="Standard"/>
      <text:p text:style-name="Standard">PL</text:p>
      <text:p text:style-name="Standard">Słyszeliście go, chłopcy!? Temu staremu capowi wydaje się, że może nas od </text:p>
      <text:p text:style-name="Standard">tak okłamywać! Sami wrzucimy go do gara, jeśli będzie trzeba! Tak samo, jak </text:p>
      <text:p text:style-name="Standard">jego wojowników, których złapaliśmy!</text:p>
      <text:p text:style-name="Standard">EN</text:p>
      <text:p text:style-name="Standard">Did you hear him, boys!? This old goat thinks he can deceive us like that! </text:p>
      <text:p text:style-name="Standard">He will get thrown to the pot himself, if there is a need to do so! Just </text:p>
      <text:p text:style-name="Standard">like his warriors which we caught!</text:p>
      <text:p text:style-name="Standard"/>
      <text:p text:style-name="Standard">PL</text:p>
      <text:p text:style-name="Standard">Wypuść trolle. One wam nic nie zrobiły. Złamany umysł... Wymaga złamania </text:p>
      <text:p text:style-name="Standard">kilku kości... Odbijemy naszych braci...</text:p>
      <text:p text:style-name="Standard">EN</text:p>
      <text:p text:style-name="Standard">Release trolls. They did nothing to you. Broken mind... Needs breaking few </text:p>
      <text:p text:style-name="Standard">bones... We will get our brothers back.</text:p>
      <text:p text:style-name="Standard"/>
      <text:p text:style-name="Standard">PL</text:p>
      <text:p text:style-name="Standard">Co tu się dzieje na hordę?!</text:p>
      <text:p text:style-name="Standard">EN</text:p>
      <text:p text:style-name="Standard">For the horde, what's going on here?!</text:p>
      <text:p text:style-name="Standard"/>
      <text:p text:style-name="Standard">PL</text:p>
      <text:p text:style-name="Standard">Inny ork?</text:p>
      <text:p text:style-name="Standard">EN</text:p>
      <text:p text:style-name="Standard">New orc?</text:p>
      <text:p text:style-name="Standard"/>
      <text:p text:style-name="Standard">PL</text:p>
      <text:p text:style-name="Standard">Kim ty do diabła jesteś!?</text:p>
      <text:p text:style-name="Standard">EN</text:p>
      <text:p text:style-name="Standard">Who the hell are you?</text:p>
      <text:p text:style-name="Standard"/>
      <text:p text:style-name="Standard">PL</text:p>
      <text:p text:style-name="Standard">Panie, to Marbus. Wódz orków z twierdzy Bag'not. Ponoć jest miłośnikiem </text:p>
      <text:p text:style-name="Standard">goblinów i słucha się kuzyna, który sypia z kundlem.</text:p>
      <text:p text:style-name="Standard">EN</text:p>
      <text:p text:style-name="Standard">Lord, this is Marbus. He is a ruler from Bag'not Fortress. He's heard to be </text:p>
      <text:p text:style-name="Standard">a friend of goblins and he listens his cousin, who sleeps with his dog.</text:p>
      <text:p text:style-name="Standard"/>
      <text:p text:style-name="Standard">PL</text:p>
      <text:p text:style-name="Standard">Tak. Tak... Słyszałem o nim. Śmieć niewart posłuchu... Wyrżnąć go! Na pewno </text:p>
      <text:p text:style-name="Standard">przyniósł ze sobą wystarczająco jedzenia, by napełnić nasze brzuchy!</text:p>
      <text:p text:style-name="Standard">EN</text:p>
      <text:p text:style-name="Standard">Yes, yes. I have heard about him. Rubbish not worth listening... Kill him! </text:p>
      <text:p text:style-name="Standard">Surely, he brought enough food to fill our maws!</text:p>
      <text:p text:style-name="Standard"><text:soft-page-break/></text:p>
      <text:p text:style-name="Standard">PL</text:p>
      <text:p text:style-name="Standard">Ale... Panie... Jest ich niemalże tylu, co nas...</text:p>
      <text:p text:style-name="Standard">EN</text:p>
      <text:p text:style-name="Standard">But... Lord... They're almost as many as we...</text:p>
      <text:p text:style-name="Standard"/>
      <text:p text:style-name="Standard">PL</text:p>
      <text:p text:style-name="Standard">Zamknij się, Kunus! Ja tutaj dowodzę! Zatem, Marbusie, mam nadzieję, że </text:p>
      <text:p text:style-name="Standard">naostrzyłeś swój miecz. Pozwolę Ci nim poderżnąć sobie gardło, gdy moi </text:p>
      <text:p text:style-name="Standard">orkowie Cię już dopadną.</text:p>
      <text:p text:style-name="Standard">EN</text:p>
      <text:p text:style-name="Standard">Shut up, Kunus! I am the commander! So, Marbus, I hope you've sharpened your </text:p>
      <text:p text:style-name="Standard">sword. I'll let myself silt your throat, when my orcs catch you.</text:p>
      <text:p text:style-name="Standard"/>
      <text:p text:style-name="Standard">PL</text:p>
      <text:p text:style-name="Standard">To chore... Nie dał nam nawet dojść do słowa. I ta rzeź... Naprawdę chcieli </text:p>
      <text:p text:style-name="Standard">wyrżnąć trolle...</text:p>
      <text:p text:style-name="Standard">EN</text:p>
      <text:p text:style-name="Standard">It's sick... He didn't even let us get a word. And this slaughter... They </text:p>
      <text:p text:style-name="Standard">really want to butcher these trolls...</text:p>
      <text:p text:style-name="Standard"/>
      <text:p text:style-name="Standard">PL</text:p>
      <text:p text:style-name="Standard">A więc tak... Najpierw umarli, potem zawierucha, a teraz przyjdzie nam </text:p>
      <text:p text:style-name="Standard">walczyć przeciw naszym braciom. Ale czy dają nam wyjście?</text:p>
      <text:p text:style-name="Standard">EN</text:p>
      <text:p text:style-name="Standard">So firstly undead, then chaos, and now we're going to fight our brothers. </text:p>
      <text:p text:style-name="Standard">But... do they propose any solution?</text:p>
      <text:p text:style-name="Standard"/>
      <text:p text:style-name="Standard">PL</text:p>
      <text:p text:style-name="Standard">Inny ork... Mądry ork? Trolle pomogą pokonać orka ze złamanym umysłem.</text:p>
      <text:p text:style-name="Standard">EN</text:p>
      <text:p text:style-name="Standard">New orc? Wise orc? Trolls help beat broken mind orc.</text:p>
      <text:p text:style-name="Standard"/>
      <text:p text:style-name="Standard">PL</text:p>
      <text:p text:style-name="Standard">Tak... To uczciwa oferta. Pozbądźmy się ich, a potem zastanowimy się, co </text:p>
      <text:p text:style-name="Standard">czynić dalej.</text:p>
      <text:p text:style-name="Standard">EN</text:p>
      <text:p text:style-name="Standard">Yes... This is a fair offer. Let's get rid of them, and then we'll think </text:p>
      <text:p text:style-name="Standard">what to do later.</text:p>
      <text:p text:style-name="Standard"/>
      <text:p text:style-name="Standard">PL</text:p>
      <text:p text:style-name="Standard">Zdaje się, że Elgerus schwytał trolle do klatek. Może uda nam się je uwolnić.</text:p>
      <text:p text:style-name="Standard">EN</text:p>
      <text:p text:style-name="Standard">It seems that Elgerus caged some trolls. Maybe we can free them.</text:p>
      <text:p text:style-name="Standard"/>
      <text:p text:style-name="Standard">PL</text:p>
      <text:p text:style-name="Standard">Wymarsz, dzieci. Pora bić. Pora bardzo mocno bić.</text:p>
      <text:p text:style-name="Standard">EN</text:p>
      <text:p text:style-name="Standard">Forward, children. Time to punch. Time to punch very, very hard.</text:p>
      <text:p text:style-name="Standard"/>
      <text:p text:style-name="Standard">PL</text:p>
      <text:p text:style-name="Standard">Pokonaj wrogich przywódców orków</text:p>
      <text:p text:style-name="Standard"><text:soft-page-break/>EN</text:p>
      <text:p text:style-name="Standard">Defeat enemy orcish leaders</text:p>
      <text:p text:style-name="Standard"/>
      <text:p text:style-name="Standard">PL</text:p>
      <text:p text:style-name="Standard">Śmierć Krulla Skały</text:p>
      <text:p text:style-name="Standard">EN</text:p>
      <text:p text:style-name="Standard">Death of Krull the Rock</text:p>
      <text:p text:style-name="Standard"/>
      <text:p text:style-name="Standard">PL</text:p>
      <text:p text:style-name="Standard">Ahh... Jak mogłeś... Ty... Ty... Bratobójco!</text:p>
      <text:p text:style-name="Standard">EN</text:p>
      <text:p text:style-name="Standard">Argh... How could you... You... You... You fratricide!</text:p>
      <text:p text:style-name="Standard"/>
      <text:p text:style-name="Standard">PL</text:p>
      <text:p text:style-name="Standard">Nie my chcieliśmy rozpocząć tę bitwę... Żegnaj, bracie...</text:p>
      <text:p text:style-name="Standard">EN</text:p>
      <text:p text:style-name="Standard">It wasn't us who wanted to start this battle. Farewell, brother...</text:p>
      <text:p text:style-name="Standard"/>
      <text:p text:style-name="Standard">PL</text:p>
      <text:p text:style-name="Standard">Grr... Dobry z Ciebie wojownik... Marbus... Ale i tak nie masz szans... </text:p>
      <text:p text:style-name="Standard">Zawierucha, głód... Wykończy Cię to, tak jak wykończyło mnie...</text:p>
      <text:p text:style-name="Standard">EN</text:p>
      <text:p text:style-name="Standard">Grr... You are a good warrior... Marbus... But you don't stand a chance </text:p>
      <text:p text:style-name="Standard">anyway... Turmoil, hunger... It will destroy you, just like it destroyed me.</text:p>
      <text:p text:style-name="Standard"/>
      <text:p text:style-name="Standard">PL</text:p>
      <text:p text:style-name="Standard">Zdaje się, że chwilę przed śmiercią odzyskał odrobinę rozsądku... Ciekawe, </text:p>
      <text:p text:style-name="Standard">co ma do powiedzenia.</text:p>
      <text:p text:style-name="Standard">EN</text:p>
      <text:p text:style-name="Standard">It seems that a moment before his death, he restored a bit of sanity... I </text:p>
      <text:p text:style-name="Standard">wonder what does he have to say.</text:p>
      <text:p text:style-name="Standard"/>
      <text:p text:style-name="Standard">PL</text:p>
      <text:p text:style-name="Standard">Nie przetrwasz... Ale dziękuję Ci... Zginąłem jako wojownik... A podczas </text:p>
      <text:p text:style-name="Standard">walki udało mi się... Zapomnieć... O głodzie... Po prostu zapomnieć...</text:p>
      <text:p text:style-name="Standard">EN</text:p>
      <text:p text:style-name="Standard">You won't survive... But thank you... I died as a warrior... And during this </text:p>
      <text:p text:style-name="Standard">fight, I managed to... Forget... The hunger... Just forget...</text:p>
      <text:p text:style-name="Standard"/>
      <text:p text:style-name="Standard">PL</text:p>
      <text:p text:style-name="Standard">Żegnaj... Nie zostaniesz zapomniany.</text:p>
      <text:p text:style-name="Standard">EN</text:p>
      <text:p text:style-name="Standard">Farewell... You won't be forgotten.</text:p>
      <text:p text:style-name="Standard"/>
      <text:p text:style-name="Standard">PL</text:p>
      <text:p text:style-name="Standard">To by było na tyle...</text:p>
      <text:p text:style-name="Standard">EN</text:p>
      <text:p text:style-name="Standard">And that's it...</text:p>
      <text:p text:style-name="Standard"/>
      <text:p text:style-name="Standard">PL</text:p>
      <text:p text:style-name="Standard">Wyrżnęliśmy wszystkich wojowników. Zostali tylko orkowie niezdolni do walki. </text:p>
      <text:p text:style-name="Standard">Co z nimi zrobić, kuzynie?</text:p>
      <text:p text:style-name="Standard"><text:soft-page-break/>EN</text:p>
      <text:p text:style-name="Standard">Only the orcs unable to fight are still alive. What shall we do with them, </text:p>
      <text:p text:style-name="Standard">cousin?</text:p>
      <text:p text:style-name="Standard"/>
      <text:p text:style-name="Standard">PL</text:p>
      <text:p text:style-name="Standard">Nie potrzeba nam więcej mord do wykarmienia, jednak nie powyrzynam tych, </text:p>
      <text:p text:style-name="Standard">którzy nie podnięśli na nas ręki. Wcielcie ich do kobiet i dzieci, którzy </text:p>
      <text:p text:style-name="Standard">idą razem z nami.</text:p>
      <text:p text:style-name="Standard">EN</text:p>
      <text:p text:style-name="Standard">No more slaughters we need to do, and I won't kill the ones who didn't fight </text:p>
      <text:p text:style-name="Standard">us. They'll join our women and children, following us. </text:p>
      <text:p text:style-name="Standard"/>
      <text:p text:style-name="Standard">PL</text:p>
      <text:p text:style-name="Standard">Wódz ork - mądry ork. Przewodzić lepiej, niż poprzedni. Trolle chętnie </text:p>
      <text:p text:style-name="Standard">przyłączyć się do wodza orka.</text:p>
      <text:p text:style-name="Standard">EN</text:p>
      <text:p text:style-name="Standard">Orc ruler - wise orc. Rules better than formers. Trolls willingly join orc </text:p>
      <text:p text:style-name="Standard">ruler.</text:p>
      <text:p text:style-name="Standard"/>
      <text:p text:style-name="Standard">PL</text:p>
      <text:p text:style-name="Standard">Wsparcie ze strony trolli byłoby nieocenione w takim terenie.</text:p>
      <text:p text:style-name="Standard">EN</text:p>
      <text:p text:style-name="Standard">The help of trolls would be very useful in this terrain.</text:p>
      <text:p text:style-name="Standard"/>
      <text:p text:style-name="Standard">PL</text:p>
      <text:p text:style-name="Standard">Chętnie przyłączę do swojej armii Ciebie i Twoje szczenięta, trollu.</text:p>
      <text:p text:style-name="Standard">EN</text:p>
      <text:p text:style-name="Standard">I'm glad to include you and your whelps in my army, troll.</text:p>
      <text:p text:style-name="Standard"/>
      <text:p text:style-name="Standard">PL</text:p>
      <text:p text:style-name="Standard">W takim razie ja i moje dzieci będziemy bić się dla Ciebie.</text:p>
      <text:p text:style-name="Standard">EN</text:p>
      <text:p text:style-name="Standard">So I and my children will fight for you.</text:p>
      <text:p text:style-name="Standard"/>
      <text:p text:style-name="Standard">PL</text:p>
      <text:p text:style-name="Standard">Brog Dogg</text:p>
      <text:p text:style-name="Standard">EN</text:p>
      <text:p text:style-name="Standard">Brog Dogg</text:p>
      <text:p text:style-name="Standard"/>
      <text:p text:style-name="Standard">PL</text:p>
      <text:p text:style-name="Standard">Nasz najlepszy wojownik! Silny, silny... Teraz razem zmiażdżymy wroga!</text:p>
      <text:p text:style-name="Standard">EN</text:p>
      <text:p text:style-name="Standard">Our best warrior! Strong, strong... Now crush foes together!</text:p>
      <text:p text:style-name="Standard"/>
      <text:p text:style-name="Standard">PL</text:p>
      <text:p text:style-name="Standard">Wypuśćcie mnie, a pokażę temu orkowi, kto tutaj rządzi!</text:p>
      <text:p text:style-name="Standard">EN</text:p>
      <text:p text:style-name="Standard">Release me, and I will show this orc, who is the boss!</text:p>
      <text:p text:style-name="Standard"/>
      <text:p text:style-name="Standard">PL</text:p>
      <text:p text:style-name="Standard">Ug ug!</text:p>
      <text:p text:style-name="Standard">EN</text:p>
      <text:p text:style-name="Standard"><text:soft-page-break/>Ugg ugg!</text:p>
      <text:p text:style-name="Standard"/>
      <text:p text:style-name="Standard">PL</text:p>
      <text:p text:style-name="Standard">Jesteś wolny, bracie!</text:p>
      <text:p text:style-name="Standard">EN</text:p>
      <text:p text:style-name="Standard">You are free, brother!</text:p>
      <text:p text:style-name="Standard"/>
      <text:p text:style-name="Standard">PL</text:p>
      <text:p text:style-name="Standard">Klatka otwarta!</text:p>
      <text:p text:style-name="Standard">EN</text:p>
      <text:p text:style-name="Standard">The cage is open!</text:p>
      <text:p text:style-name="Standard"/>
      <text:p text:style-name="Standard">PL</text:p>
      <text:p text:style-name="Standard">Daro Wogum</text:p>
      <text:p text:style-name="Standard">EN</text:p>
      <text:p text:style-name="Standard">Daro Wogum</text:p>
      <text:p text:style-name="Standard"/>
      <text:p text:style-name="Standard">PL</text:p>
      <text:p text:style-name="Standard">To być troll szaman, wielki wojownik i mag! On musieć dołączyć do walki!</text:p>
      <text:p text:style-name="Standard">EN</text:p>
      <text:p text:style-name="Standard">He be troll shaman, great fighter and mage! He must join the fight!</text:p>
      <text:p text:style-name="Standard"/>
      <text:p text:style-name="Standard">PL</text:p>
      <text:p text:style-name="Standard">Ktoś o jego umiejętnościach byłby niebywale użyteczny w walce z nieumarłymi.</text:p>
      <text:p text:style-name="Standard">EN</text:p>
      <text:p text:style-name="Standard">Someone of his skills would be inexpressibly useful in fighting undead.</text:p>
      <text:p text:style-name="Standard"/>
      <text:p text:style-name="Standard">PL</text:p>
      <text:p text:style-name="Standard">Masz rację... Natychmiast wypuście i nakarmcie tego trolla!</text:p>
      <text:p text:style-name="Standard">EN</text:p>
      <text:p text:style-name="Standard">You are right... Immediately free and feed this troll!</text:p>
      <text:p text:style-name="Standard"/>
      <text:p text:style-name="Standard">PL</text:p>
      <text:p text:style-name="Standard">Boda Budu</text:p>
      <text:p text:style-name="Standard">EN</text:p>
      <text:p text:style-name="Standard">Boda Budu</text:p>
      <text:p text:style-name="Standard"/>
      <text:p text:style-name="Standard">PL</text:p>
      <text:p text:style-name="Standard">To być nasz mistrz w rzucie głazem! Nikt nie potrafi miotać kamieniem tak </text:p>
      <text:p text:style-name="Standard">daleko jak on!</text:p>
      <text:p text:style-name="Standard">EN</text:p>
      <text:p text:style-name="Standard">This is our master in boulder throw! None throws stones as far as him!</text:p>
      <text:p text:style-name="Standard"/>
      <text:p text:style-name="Standard">PL</text:p>
      <text:p text:style-name="Standard">Oby był w stanie rzucać równie celnie, co mocno.</text:p>
      <text:p text:style-name="Standard">EN</text:p>
      <text:p text:style-name="Standard">Hopefully his aim will be just as good.</text:p>
      <text:p text:style-name="Standard"/>
      <text:p text:style-name="Standard">PL</text:p>
      <text:p text:style-name="Standard">To moja młode! Wypuścić one z klatek!</text:p>
      <text:p text:style-name="Standard">EN</text:p>
      <text:p text:style-name="Standard">Those mine young! Let those out cages!</text:p>
      <text:p text:style-name="Standard"><text:soft-page-break/></text:p>
      <text:p text:style-name="Standard">PL</text:p>
      <text:p text:style-name="Standard">Troll z tej klatki jest już wolny!</text:p>
      <text:p text:style-name="Standard">EN</text:p>
      <text:p text:style-name="Standard">The troll from this cage is free now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1$Win32 OpenOffice.org_project/411m6$Build-9775</meta:generator>
    <dc:date>2017-09-03T23:45:50.77</dc:date>
    <meta:document-statistic meta:table-count="0" meta:image-count="0" meta:object-count="0" meta:page-count="8" meta:paragraph-count="309" meta:word-count="1716" meta:character-count="9618"/>
    <dc:creator>Adrian Pezda</dc:creator>
    <meta:user-defined meta:name="Info 1"/>
    <meta:user-defined meta:name="Info 2"/>
    <meta:user-defined meta:name="Info 3"/>
    <meta:user-defined meta:name="Info 4"/>
  </office:meta>
</office:document-meta>
</file>